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cdde" officeooo:paragraph-rsid="00099c60"/>
    </style:style>
    <style:style style:name="P2" style:family="paragraph" style:parent-style-name="Standard">
      <style:text-properties officeooo:rsid="0015e703" officeooo:paragraph-rsid="00099c60"/>
    </style:style>
    <style:style style:name="P3" style:family="paragraph" style:parent-style-name="Standard">
      <style:text-properties officeooo:paragraph-rsid="00099c60"/>
    </style:style>
    <style:style style:name="P4" style:family="paragraph" style:parent-style-name="Table_20_Contents">
      <style:text-properties officeooo:rsid="00099c60" officeooo:paragraph-rsid="00099c60"/>
    </style:style>
    <style:style style:name="T1" style:family="text">
      <style:text-properties officeooo:rsid="0015e703"/>
    </style:style>
    <style:style style:name="T2" style:family="text">
      <style:text-properties officeooo:rsid="00099c60"/>
    </style:style>
    <style:style style:name="T3" style:family="text">
      <style:text-properties officeooo:rsid="000a2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ichał Ogórek, </text:span><text:span text:style-name="T2">Igor Iwandż</text:span><text:span text:style-name="T3">ij</text:span><text:span text:style-name="T2">ski, Juliusz Rączkowski</text:span><text:span text:style-name="T1">3b</text:span></text:p>
      <text:p text:style-name="P3"/>
      <text:p text:style-name="P2">Nazwa scenariusza: Test <text:span text:style-name="T2">gry sudoku w JavaScript</text:span>.</text:p>
      <text:p text:style-name="P2"/>
      <text:p text:style-name="P2">Opis: Użytkownik <text:span text:style-name="T2">ma możliwość wybrania poziomu trudności. W zależności od wybranej opcji wyświetla się różna ilość odkrytych pól w losowo wybranych miejscach</text:span>. </text:p>
      <text:p text:style-name="P2"/>
      <text:p text:style-name="P1">Warunki użytkowania: <text:span text:style-name="T2">Użytkownik musi uzupełnić podane pola tak aby zgadzały się z zadeklarowaną tablicą w kodzie</text:span>.</text:p>
      <table:table table:name="Tabela1" table:style-name="Tabela1">
        <table:table-column table:style-name="Tabela1.A" table:number-columns-repeated="5"/>
        <table:table-row table:style-name="TableLine1567669461728">
          <table:table-cell table:style-name="Tabela1.A1" office:value-type="string">
            <text:p text:style-name="P4">Nr testu</text:p>
          </table:table-cell>
          <table:table-cell table:style-name="Tabela1.A1" office:value-type="string">
            <text:p text:style-name="P4">Dane wejściowe</text:p>
          </table:table-cell>
          <table:table-cell table:style-name="Tabela1.A1" office:value-type="string">
            <text:p text:style-name="P4">Opis</text:p>
          </table:table-cell>
          <table:table-cell table:style-name="Tabela1.A1" office:value-type="string">
            <text:p text:style-name="P4">Oczekiwany wynik</text:p>
          </table:table-cell>
          <table:table-cell table:style-name="Tabela1.E1" office:value-type="string">
            <text:p text:style-name="P4">Wynik testu</text:p>
          </table:table-cell>
        </table:table-row>
        <table:table-row table:style-name="TableLine1567669461728"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Pole o id (80) przyjmuje wartość 2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Pozytywny</text:p>
          </table:table-cell>
        </table:table-row>
        <table:table-row table:style-name="TableLine1567669461728"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Negatywny</text:p>
          </table:table-cell>
        </table:table-row>
        <table:table-row table:style-name="TableLine1567669461728"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czerwony</text:p>
          </table:table-cell>
          <table:table-cell table:style-name="Tabela1.E2" office:value-type="string">
            <text:p text:style-name="P4">Pozytywn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41:06.569000000</meta:creation-date>
    <dc:date>2022-03-18T13:57:26.979000000</dc:date>
    <meta:editing-duration>PT16M20S</meta:editing-duration>
    <meta:editing-cycles>2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24" meta:word-count="132" meta:character-count="836" meta:non-whitespace-character-count="726"/>
  </office:meta>
</office:document-meta>
</file>